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8.978cm"/>
    </style:style>
    <style:style style:name="co3" style:family="table-column">
      <style:table-column-properties fo:break-before="auto" style:column-width="2.265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1.191cm" fo:break-before="auto" style:use-optimal-row-height="false"/>
    </style:style>
    <style:style style:name="ro3" style:family="table-row">
      <style:table-row-properties style:row-height="0.432cm" fo:break-before="auto" style:use-optimal-row-height="true"/>
    </style:style>
    <style:style style:name="ta1" style:family="table" style:master-page-name="PageStyle_5f_País_20_estrangeiro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0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ackground-color="#ffff0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4" style:family="table-cell" style:parent-style-name="Default">
      <style:table-cell-properties style:glyph-orientation-vertical="0" fo:background-color="#ff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País estrangeiro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1" table:default-cell-style-name="ce12"/>
        <table:table-column table:style-name="co3" table:number-columns-repeated="1021" table:default-cell-style-name="Default"/>
        <table:table-row table:style-name="ro1">
          <table:table-cell table:style-name="ce1" office:value-type="string" table:number-columns-spanned="3" table:number-rows-spanned="1">
            <text:p>MIGRAÇÃO E DESLOCAMENTO – CENSO 2010</text:p>
          </table:table-cell>
          <table:covered-table-cell table:style-name="ce1"/>
          <table:covered-table-cell table:style-name="ce1"/>
          <table:table-cell table:number-columns-repeated="1021"/>
        </table:table-row>
        <table:table-row table:style-name="ro2">
          <table:table-cell table:style-name="ce2" office:value-type="string" table:number-columns-spanned="3" table:number-rows-spanned="1">
            <text:p>Países estrangeiros, com respectivos códigos, segundo os continentes - 2010</text:p>
          </table:table-cell>
          <table:covered-table-cell table:style-name="ce2"/>
          <table:covered-table-cell table:style-name="ce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1"/>
          <table:table-cell table:number-columns-repeated="1021"/>
        </table:table-row>
        <table:table-row table:style-name="ro3">
          <table:table-cell table:style-name="ce4" office:value-type="string">
            <text:p>CONTINENTES</text:p>
          </table:table-cell>
          <table:table-cell table:style-name="ce9" office:value-type="string">
            <text:p><text:s text:c="15"/>PAÍSES ESTRANGEIROS</text:p>
          </table:table-cell>
          <table:table-cell table:style-name="ce4" office:value-type="string">
            <text:p><text:s/>CÓDIG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>
            <text:p>ÁFRICA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float" office:value="8000710">
            <text:p>800071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NGOLA</text:p>
          </table:table-cell>
          <table:table-cell office:value-type="float" office:value="8000024">
            <text:p>800002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RGÉLIA</text:p>
          </table:table-cell>
          <table:table-cell office:value-type="float" office:value="8000012">
            <text:p>800001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ENIN</text:p>
          </table:table-cell>
          <table:table-cell office:value-type="float" office:value="8000204">
            <text:p>800020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OTSWANA</text:p>
          </table:table-cell>
          <table:table-cell office:value-type="float" office:value="8000072">
            <text:p>800007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URKINA FASSO</text:p>
          </table:table-cell>
          <table:table-cell office:value-type="float" office:value="8000854">
            <text:p>800085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URUNDI</text:p>
          </table:table-cell>
          <table:table-cell office:value-type="float" office:value="8000108">
            <text:p>800010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ABO VERDE</text:p>
          </table:table-cell>
          <table:table-cell office:value-type="float" office:value="8000132">
            <text:p>800013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AMARÕES</text:p>
          </table:table-cell>
          <table:table-cell office:value-type="float" office:value="8000120">
            <text:p>800012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HADE</text:p>
          </table:table-cell>
          <table:table-cell office:value-type="float" office:value="8000148">
            <text:p>800014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MORES</text:p>
          </table:table-cell>
          <table:table-cell office:value-type="float" office:value="8000174">
            <text:p>800017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NGO</text:p>
          </table:table-cell>
          <table:table-cell office:value-type="float" office:value="8000178">
            <text:p>800017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STA DO MARFIM</text:p>
          </table:table-cell>
          <table:table-cell office:value-type="float" office:value="8000384">
            <text:p>800038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DJIBUTI</text:p>
          </table:table-cell>
          <table:table-cell office:value-type="float" office:value="8000262">
            <text:p>800026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GITO</text:p>
          </table:table-cell>
          <table:table-cell office:value-type="float" office:value="8000818">
            <text:p>80008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RITRÉIA</text:p>
          </table:table-cell>
          <table:table-cell office:value-type="float" office:value="8000232">
            <text:p>800023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TIÓPIA</text:p>
          </table:table-cell>
          <table:table-cell office:value-type="float" office:value="8000231">
            <text:p>8000231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GABÃO</text:p>
          </table:table-cell>
          <table:table-cell office:value-type="float" office:value="8000266">
            <text:p>8000266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GÂMBIA</text:p>
          </table:table-cell>
          <table:table-cell office:value-type="float" office:value="8000270">
            <text:p>800027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GANA</text:p>
          </table:table-cell>
          <table:table-cell office:value-type="float" office:value="8000288">
            <text:p>800028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GUINÉ</text:p>
          </table:table-cell>
          <table:table-cell office:value-type="float" office:value="8000324">
            <text:p>800032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GUINÉ BISSAU</text:p>
          </table:table-cell>
          <table:table-cell office:value-type="float" office:value="8000624">
            <text:p>800062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GUINÉ EQUATORIAL</text:p>
          </table:table-cell>
          <table:table-cell office:value-type="float" office:value="8000226">
            <text:p>8000226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LESOTO</text:p>
          </table:table-cell>
          <table:table-cell office:value-type="float" office:value="8000426">
            <text:p>8000426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LIBÉRIA</text:p>
          </table:table-cell>
          <table:table-cell office:value-type="float" office:value="8000430">
            <text:p>800043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LÍBIA</text:p>
          </table:table-cell>
          <table:table-cell office:value-type="float" office:value="8000434">
            <text:p>800043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MADAGASCAR</text:p>
          </table:table-cell>
          <table:table-cell office:value-type="float" office:value="8000450">
            <text:p>800045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MALAWI</text:p>
          </table:table-cell>
          <table:table-cell office:value-type="float" office:value="8000454">
            <text:p>800045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MALI</text:p>
          </table:table-cell>
          <table:table-cell office:value-type="float" office:value="8000466">
            <text:p>8000466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MARROCOS</text:p>
          </table:table-cell>
          <table:table-cell office:value-type="float" office:value="8000504">
            <text:p>800050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MAURÍCIO</text:p>
          </table:table-cell>
          <table:table-cell office:value-type="float" office:value="8000480">
            <text:p>80004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MAURITÂNIA</text:p>
          </table:table-cell>
          <table:table-cell office:value-type="float" office:value="8000478">
            <text:p>800047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MOÇAMBIQUE</text:p>
          </table:table-cell>
          <table:table-cell office:value-type="float" office:value="8000508">
            <text:p>800050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NAMÍBIA</text:p>
          </table:table-cell>
          <table:table-cell office:value-type="float" office:value="8000516">
            <text:p>8000516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NÍGER</text:p>
          </table:table-cell>
          <table:table-cell office:value-type="float" office:value="8000562">
            <text:p>800056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NIGÉRIA</text:p>
          </table:table-cell>
          <table:table-cell office:value-type="float" office:value="8000566">
            <text:p>8000566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QUÊNIA</text:p>
          </table:table-cell>
          <table:table-cell office:value-type="float" office:value="8000404">
            <text:p>800040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REPÚBLICA CENTRO AFRICANA</text:p>
          </table:table-cell>
          <table:table-cell office:value-type="float" office:value="8000140">
            <text:p>800014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REPÚBLICA DEMOCRÁTICA DO CONGO</text:p>
          </table:table-cell>
          <table:table-cell office:value-type="float" office:value="8000180">
            <text:p>80001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RUANDA</text:p>
          </table:table-cell>
          <table:table-cell office:value-type="float" office:value="8000646">
            <text:p>8000646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SÃO TOMÉ E PRÍNCIPE</text:p>
          </table:table-cell>
          <table:table-cell office:value-type="float" office:value="8000678">
            <text:p>800067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SENEGAL</text:p>
          </table:table-cell>
          <table:table-cell office:value-type="float" office:value="8000686">
            <text:p>8000686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SERRA LEOA</text:p>
          </table:table-cell>
          <table:table-cell office:value-type="float" office:value="8000694">
            <text:p>800069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SEYCHELLES</text:p>
          </table:table-cell>
          <table:table-cell office:value-type="float" office:value="8000690">
            <text:p>800069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SOMÁLIA</text:p>
          </table:table-cell>
          <table:table-cell office:value-type="float" office:value="8000706">
            <text:p>8000706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SUAZILÂNDIA</text:p>
          </table:table-cell>
          <table:table-cell office:value-type="float" office:value="8000748">
            <text:p>800074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SUDÃO</text:p>
          </table:table-cell>
          <table:table-cell office:value-type="float" office:value="8000736">
            <text:p>8000736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ANZÂNIA</text:p>
          </table:table-cell>
          <table:table-cell office:value-type="float" office:value="8000834">
            <text:p>800083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OGO</text:p>
          </table:table-cell>
          <table:table-cell office:value-type="float" office:value="8000768">
            <text:p>800076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UNÍSIA</text:p>
          </table:table-cell>
          <table:table-cell office:value-type="float" office:value="8000788">
            <text:p>800078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GANDA</text:p>
          </table:table-cell>
          <table:table-cell office:value-type="float" office:value="8000800">
            <text:p>80008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ZÂMBIA</text:p>
          </table:table-cell>
          <table:table-cell office:value-type="float" office:value="8000894">
            <text:p>800089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ZIMBÁBUE</text:p>
          </table:table-cell>
          <table:table-cell office:value-type="float" office:value="8000716">
            <text:p>8000716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>
            <text:p>AMÉRICA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ANTÍGUA E BARBUDA</text:p>
          </table:table-cell>
          <table:table-cell office:value-type="float" office:value="8000028">
            <text:p>800002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RGENTINA</text:p>
          </table:table-cell>
          <table:table-cell office:value-type="float" office:value="8000032">
            <text:p>800003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AHAMAS</text:p>
          </table:table-cell>
          <table:table-cell office:value-type="float" office:value="8000044">
            <text:p>800004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ARBADOS</text:p>
          </table:table-cell>
          <table:table-cell office:value-type="float" office:value="8000052">
            <text:p>800005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ELIZE</text:p>
          </table:table-cell>
          <table:table-cell office:value-type="float" office:value="8000084">
            <text:p>800008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OLÍVIA</text:p>
          </table:table-cell>
          <table:table-cell office:value-type="float" office:value="8000068">
            <text:p>800006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ANADÁ</text:p>
          </table:table-cell>
          <table:table-cell office:value-type="float" office:value="8000124">
            <text:p>800012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HILE</text:p>
          </table:table-cell>
          <table:table-cell office:value-type="float" office:value="8000152">
            <text:p>800015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ÔMBIA</text:p>
          </table:table-cell>
          <table:table-cell office:value-type="float" office:value="8000170">
            <text:p>800017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STA RICA</text:p>
          </table:table-cell>
          <table:table-cell office:value-type="float" office:value="8000188">
            <text:p>800018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UBA</text:p>
          </table:table-cell>
          <table:table-cell office:value-type="float" office:value="8000192">
            <text:p>800019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DOMINICA</text:p>
          </table:table-cell>
          <table:table-cell office:value-type="float" office:value="8000212">
            <text:p>800021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L SALVADOR</text:p>
          </table:table-cell>
          <table:table-cell office:value-type="float" office:value="8000222">
            <text:p>800022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QUADOR</text:p>
          </table:table-cell>
          <table:table-cell office:value-type="float" office:value="8000218">
            <text:p>80002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STADOS UNIDOS</text:p>
          </table:table-cell>
          <table:table-cell office:value-type="float" office:value="8000840">
            <text:p>800084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GRANADA</text:p>
          </table:table-cell>
          <table:table-cell office:value-type="float" office:value="8000308">
            <text:p>800030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GUATEMALA</text:p>
          </table:table-cell>
          <table:table-cell office:value-type="float" office:value="8000320">
            <text:p>800032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GUIANA</text:p>
          </table:table-cell>
          <table:table-cell office:value-type="float" office:value="8000328">
            <text:p>800032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GUIANA FRANCESA</text:p>
          </table:table-cell>
          <table:table-cell office:value-type="float" office:value="8000254">
            <text:p>800025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HAITI</text:p>
          </table:table-cell>
          <table:table-cell office:value-type="float" office:value="8000332">
            <text:p>800033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HONDURAS</text:p>
          </table:table-cell>
          <table:table-cell office:value-type="float" office:value="8000340">
            <text:p>800034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JAMAICA</text:p>
          </table:table-cell>
          <table:table-cell office:value-type="float" office:value="8000388">
            <text:p>800038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MÉXICO</text:p>
          </table:table-cell>
          <table:table-cell office:value-type="float" office:value="8000484">
            <text:p>800048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NICARÁGUA</text:p>
          </table:table-cell>
          <table:table-cell office:value-type="float" office:value="8000558">
            <text:p>800055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ANAMÁ</text:p>
          </table:table-cell>
          <table:table-cell office:value-type="float" office:value="8000591">
            <text:p>8000591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ARAGUAI</text:p>
          </table:table-cell>
          <table:table-cell office:value-type="float" office:value="8000600">
            <text:p>80006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ERU</text:p>
          </table:table-cell>
          <table:table-cell office:value-type="float" office:value="8000604">
            <text:p>800060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REPÚBLICA DOMINICANA</text:p>
          </table:table-cell>
          <table:table-cell office:value-type="float" office:value="8000214">
            <text:p>800021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SANTA LÚCIA</text:p>
          </table:table-cell>
          <table:table-cell office:value-type="float" office:value="8000662">
            <text:p>800066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SÃO CRISTÓVÃO E NEVIS</text:p>
          </table:table-cell>
          <table:table-cell office:value-type="float" office:value="8000659">
            <text:p>8000659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SAO VICENTE E GRANADINAS</text:p>
          </table:table-cell>
          <table:table-cell office:value-type="float" office:value="8000670">
            <text:p>800067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SURINAME</text:p>
          </table:table-cell>
          <table:table-cell office:value-type="float" office:value="8000740">
            <text:p>800074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RINIDAD E TOBAGO</text:p>
          </table:table-cell>
          <table:table-cell office:value-type="float" office:value="8000780">
            <text:p>80007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RUGUAI</text:p>
          </table:table-cell>
          <table:table-cell office:value-type="float" office:value="8000858">
            <text:p>800085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VENEZUELA</text:p>
          </table:table-cell>
          <table:table-cell office:value-type="float" office:value="8000862">
            <text:p>800086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>
            <text:p>ÁSIA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0" office:value-type="string">
            <text:p>AFEGANISTÃO</text:p>
          </table:table-cell>
          <table:table-cell office:value-type="float" office:value="8000004">
            <text:p>800000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RÁBIA SAUDITA</text:p>
          </table:table-cell>
          <table:table-cell office:value-type="float" office:value="8000682">
            <text:p>800068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RMÊNIA</text:p>
          </table:table-cell>
          <table:table-cell office:value-type="float" office:value="8000051">
            <text:p>8000051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ZERBAIDJÃO</text:p>
          </table:table-cell>
          <table:table-cell office:value-type="float" office:value="8000031">
            <text:p>8000031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AHREIN</text:p>
          </table:table-cell>
          <table:table-cell office:value-type="float" office:value="8000048">
            <text:p>800004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ANGLADESH</text:p>
          </table:table-cell>
          <table:table-cell office:value-type="float" office:value="8000050">
            <text:p>800005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RUNEI DARUSSALAN</text:p>
          </table:table-cell>
          <table:table-cell office:value-type="float" office:value="8000096">
            <text:p>8000096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UTÃO</text:p>
          </table:table-cell>
          <table:table-cell office:value-type="float" office:value="8000064">
            <text:p>80000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AMBOJA</text:p>
          </table:table-cell>
          <table:table-cell office:value-type="float" office:value="8000116">
            <text:p>8000116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ASAQUISTÃO</text:p>
          </table:table-cell>
          <table:table-cell office:value-type="float" office:value="8000398">
            <text:p>800039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ATAR</text:p>
          </table:table-cell>
          <table:table-cell office:value-type="float" office:value="8000634">
            <text:p>800063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HINA</text:p>
          </table:table-cell>
          <table:table-cell office:value-type="float" office:value="8000156">
            <text:p>8000156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HIPRE</text:p>
          </table:table-cell>
          <table:table-cell office:value-type="float" office:value="8000196">
            <text:p>8000196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INGAPURA</text:p>
          </table:table-cell>
          <table:table-cell office:value-type="float" office:value="8000702">
            <text:p>800070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MIRADOS ÁRABES UNIDOS</text:p>
          </table:table-cell>
          <table:table-cell office:value-type="float" office:value="8000784">
            <text:p>800078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FILIPINAS</text:p>
          </table:table-cell>
          <table:table-cell office:value-type="float" office:value="8000608">
            <text:p>800060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GEÓRGIA</text:p>
          </table:table-cell>
          <table:table-cell office:value-type="float" office:value="8000268">
            <text:p>800026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IÊMEN</text:p>
          </table:table-cell>
          <table:table-cell office:value-type="float" office:value="8000887">
            <text:p>800088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ÍNDIA</text:p>
          </table:table-cell>
          <table:table-cell office:value-type="float" office:value="8000356">
            <text:p>8000356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INDONÉSIA</text:p>
          </table:table-cell>
          <table:table-cell office:value-type="float" office:value="8000360">
            <text:p>800036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IRÃ</text:p>
          </table:table-cell>
          <table:table-cell office:value-type="float" office:value="8000364">
            <text:p>80003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IRAQUE</text:p>
          </table:table-cell>
          <table:table-cell office:value-type="float" office:value="8000368">
            <text:p>800036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ISRAEL</text:p>
          </table:table-cell>
          <table:table-cell office:value-type="float" office:value="8000376">
            <text:p>8000376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JAPÃO</text:p>
          </table:table-cell>
          <table:table-cell office:value-type="float" office:value="8000392">
            <text:p>800039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JORDÂNIA</text:p>
          </table:table-cell>
          <table:table-cell office:value-type="float" office:value="8000400">
            <text:p>80004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KUWAIT</text:p>
          </table:table-cell>
          <table:table-cell office:value-type="float" office:value="8000414">
            <text:p>800041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LÍBANO</text:p>
          </table:table-cell>
          <table:table-cell office:value-type="float" office:value="8000422">
            <text:p>800042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MALÁSIA</text:p>
          </table:table-cell>
          <table:table-cell office:value-type="float" office:value="8000458">
            <text:p>800045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MALDIVAS</text:p>
          </table:table-cell>
          <table:table-cell office:value-type="float" office:value="8000462">
            <text:p>800046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MIANMAR</text:p>
          </table:table-cell>
          <table:table-cell office:value-type="float" office:value="8000104">
            <text:p>800010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MONGÓLIA</text:p>
          </table:table-cell>
          <table:table-cell office:value-type="float" office:value="8000496">
            <text:p>8000496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NEPAL</text:p>
          </table:table-cell>
          <table:table-cell office:value-type="float" office:value="8000524">
            <text:p>800052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OMAN</text:p>
          </table:table-cell>
          <table:table-cell office:value-type="float" office:value="8000512">
            <text:p>800051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AQUISTÃO</text:p>
          </table:table-cell>
          <table:table-cell office:value-type="float" office:value="8000586">
            <text:p>8000586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QUIRGUISTÃO</text:p>
          </table:table-cell>
          <table:table-cell office:value-type="float" office:value="8000417">
            <text:p>80004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REPÚBLICA DA COREIA</text:p>
          </table:table-cell>
          <table:table-cell office:value-type="float" office:value="8000410">
            <text:p>800041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REPÚBLICA DEMOCRÁTICA POPULAR DO LAOS</text:p>
          </table:table-cell>
          <table:table-cell office:value-type="float" office:value="8000418">
            <text:p>80004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REPÚBLICA POPULAR DEMOCRÁTICA DA COREIA</text:p>
          </table:table-cell>
          <table:table-cell office:value-type="float" office:value="8000408">
            <text:p>800040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SÍRIA</text:p>
          </table:table-cell>
          <table:table-cell office:value-type="float" office:value="8000760">
            <text:p>800076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SRI LANKA</text:p>
          </table:table-cell>
          <table:table-cell office:value-type="float" office:value="8000144">
            <text:p>800014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ADJIQUISTÃO</text:p>
          </table:table-cell>
          <table:table-cell office:value-type="float" office:value="8000762">
            <text:p>800076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AILÂNDIA</text:p>
          </table:table-cell>
          <table:table-cell office:value-type="float" office:value="8000764">
            <text:p>80007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IMOR LESTE</text:p>
          </table:table-cell>
          <table:table-cell office:value-type="float" office:value="8000626">
            <text:p>8000626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URCOMENISTÃO</text:p>
          </table:table-cell>
          <table:table-cell office:value-type="float" office:value="8000795">
            <text:p>8000795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URQUIA</text:p>
          </table:table-cell>
          <table:table-cell office:value-type="float" office:value="8000792">
            <text:p>800079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ZBEQUISTÃO</text:p>
          </table:table-cell>
          <table:table-cell office:value-type="float" office:value="8000860">
            <text:p>800086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VIETNÃ</text:p>
          </table:table-cell>
          <table:table-cell office:value-type="float" office:value="8000704">
            <text:p>8000704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>
            <text:p>EUROPA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ALBÂNIA</text:p>
          </table:table-cell>
          <table:table-cell office:value-type="float" office:value="8000008">
            <text:p>800000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LEMANHA</text:p>
          </table:table-cell>
          <table:table-cell office:value-type="float" office:value="8000276">
            <text:p>8000276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NDORRA</text:p>
          </table:table-cell>
          <table:table-cell office:value-type="float" office:value="8000020">
            <text:p>800002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ÁUSTRIA</text:p>
          </table:table-cell>
          <table:table-cell office:value-type="float" office:value="8000040">
            <text:p>800004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ELARUS/BIELORRUSIA</text:p>
          </table:table-cell>
          <table:table-cell office:value-type="float" office:value="8000112">
            <text:p>800011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ÉLGICA</text:p>
          </table:table-cell>
          <table:table-cell office:value-type="float" office:value="8000056">
            <text:p>8000056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ÓSNIA E HERZEGOVINA</text:p>
          </table:table-cell>
          <table:table-cell office:value-type="float" office:value="8000070">
            <text:p>800007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ULGÁRIA</text:p>
          </table:table-cell>
          <table:table-cell office:value-type="float" office:value="8000100">
            <text:p>80001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ROÁCIA</text:p>
          </table:table-cell>
          <table:table-cell office:value-type="float" office:value="8000191">
            <text:p>8000191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DINAMARCA</text:p>
          </table:table-cell>
          <table:table-cell office:value-type="float" office:value="8000208">
            <text:p>800020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SCÓCIA</text:p>
          </table:table-cell>
          <table:table-cell office:value-type="float" office:value="8000826">
            <text:p>8000826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SLOVÁQUIA</text:p>
          </table:table-cell>
          <table:table-cell office:value-type="float" office:value="8000703">
            <text:p>800070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SLOVÊNIA</text:p>
          </table:table-cell>
          <table:table-cell office:value-type="float" office:value="8000705">
            <text:p>8000705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SPANHA</text:p>
          </table:table-cell>
          <table:table-cell office:value-type="float" office:value="8000724">
            <text:p>800072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STÔNIA</text:p>
          </table:table-cell>
          <table:table-cell office:value-type="float" office:value="8000233">
            <text:p>800023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FINLÂNDIA</text:p>
          </table:table-cell>
          <table:table-cell office:value-type="float" office:value="8000246">
            <text:p>8000246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FRANÇA</text:p>
          </table:table-cell>
          <table:table-cell office:value-type="float" office:value="8000250">
            <text:p>800025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GRÉCIA</text:p>
          </table:table-cell>
          <table:table-cell office:value-type="float" office:value="8000300">
            <text:p>80003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HOLANDA</text:p>
          </table:table-cell>
          <table:table-cell office:value-type="float" office:value="8000528">
            <text:p>800052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HUNGRIA</text:p>
          </table:table-cell>
          <table:table-cell office:value-type="float" office:value="8000348">
            <text:p>800034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INGLATERRA</text:p>
          </table:table-cell>
          <table:table-cell office:value-type="float" office:value="8000826">
            <text:p>8000826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IRLANDA</text:p>
          </table:table-cell>
          <table:table-cell office:value-type="float" office:value="8000372">
            <text:p>800037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IRLANDA DO NORTE</text:p>
          </table:table-cell>
          <table:table-cell office:value-type="float" office:value="8000826">
            <text:p>8000826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ISLÂNDIA</text:p>
          </table:table-cell>
          <table:table-cell office:value-type="float" office:value="8000352">
            <text:p>800035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ITÁLIA</text:p>
          </table:table-cell>
          <table:table-cell office:value-type="float" office:value="8000380">
            <text:p>80003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LETÔNIA</text:p>
          </table:table-cell>
          <table:table-cell office:value-type="float" office:value="8000428">
            <text:p>800042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LIECHTENSTEIN</text:p>
          </table:table-cell>
          <table:table-cell office:value-type="float" office:value="8000438">
            <text:p>800043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LITUÂNIA</text:p>
          </table:table-cell>
          <table:table-cell office:value-type="float" office:value="8000440">
            <text:p>800044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LUXEMBURGO</text:p>
          </table:table-cell>
          <table:table-cell office:value-type="float" office:value="8000442">
            <text:p>800044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MACEDÔNIA</text:p>
          </table:table-cell>
          <table:table-cell office:value-type="float" office:value="8000807">
            <text:p>800080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MALTA</text:p>
          </table:table-cell>
          <table:table-cell office:value-type="float" office:value="8000470">
            <text:p>800047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MÔNACO</text:p>
          </table:table-cell>
          <table:table-cell office:value-type="float" office:value="8000492">
            <text:p>800049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MONTENEGRO</text:p>
          </table:table-cell>
          <table:table-cell office:value-type="float" office:value="8000499">
            <text:p>8000499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NORUEGA</text:p>
          </table:table-cell>
          <table:table-cell office:value-type="float" office:value="8000578">
            <text:p>800057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AÍS DE GALES</text:p>
          </table:table-cell>
          <table:table-cell office:value-type="float" office:value="8000826">
            <text:p>8000826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LÔNIA</text:p>
          </table:table-cell>
          <table:table-cell office:value-type="float" office:value="8000616">
            <text:p>8000616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RTUGAL</text:p>
          </table:table-cell>
          <table:table-cell office:value-type="float" office:value="8000620">
            <text:p>800062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REINO UNIDO</text:p>
          </table:table-cell>
          <table:table-cell office:value-type="float" office:value="8000826">
            <text:p>8000826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REPÚBLICA DA MOLDAVIA</text:p>
          </table:table-cell>
          <table:table-cell office:value-type="float" office:value="8000498">
            <text:p>800049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REPÚBLICA TCHECA</text:p>
          </table:table-cell>
          <table:table-cell office:value-type="float" office:value="8000203">
            <text:p>800020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ROMÊNIA</text:p>
          </table:table-cell>
          <table:table-cell office:value-type="float" office:value="8000642">
            <text:p>800064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RÚSSIA</text:p>
          </table:table-cell>
          <table:table-cell office:value-type="float" office:value="8000643">
            <text:p>800064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SAN MARINO</text:p>
          </table:table-cell>
          <table:table-cell office:value-type="float" office:value="8000674">
            <text:p>800067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SÉRVIA</text:p>
          </table:table-cell>
          <table:table-cell office:value-type="float" office:value="8000688">
            <text:p>800068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SUÉCIA</text:p>
          </table:table-cell>
          <table:table-cell office:value-type="float" office:value="8000752">
            <text:p>800075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SUÍÇA</text:p>
          </table:table-cell>
          <table:table-cell office:value-type="float" office:value="8000756">
            <text:p>8000756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CRÂNIA</text:p>
          </table:table-cell>
          <table:table-cell office:value-type="float" office:value="8000804">
            <text:p>800080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VATICANO</text:p>
          </table:table-cell>
          <table:table-cell office:value-type="float" office:value="8000336">
            <text:p>8000336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>
            <text:p>OCEANIA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AUSTRÁLIA</text:p>
          </table:table-cell>
          <table:table-cell office:value-type="float" office:value="8000036">
            <text:p>8000036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FEDERAÇÃO DOS ESTADOS DA MICRONÉSIA</text:p>
          </table:table-cell>
          <table:table-cell office:value-type="float" office:value="8000583">
            <text:p>800058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FIJI</text:p>
          </table:table-cell>
          <table:table-cell office:value-type="float" office:value="8000242">
            <text:p>800024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ILHAS MARSHALL</text:p>
          </table:table-cell>
          <table:table-cell office:value-type="float" office:value="8000584">
            <text:p>800058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ILHAS SALOMÃO</text:p>
          </table:table-cell>
          <table:table-cell office:value-type="float" office:value="8000090">
            <text:p>800009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KIRIBATI</text:p>
          </table:table-cell>
          <table:table-cell office:value-type="float" office:value="8000296">
            <text:p>8000296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NAURU</text:p>
          </table:table-cell>
          <table:table-cell office:value-type="float" office:value="8000520">
            <text:p>800052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NOVA ZELÂNDIA</text:p>
          </table:table-cell>
          <table:table-cell office:value-type="float" office:value="8000554">
            <text:p>800055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ALAU</text:p>
          </table:table-cell>
          <table:table-cell office:value-type="float" office:value="8000585">
            <text:p>8000585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APUA NOVA GUINÉ</text:p>
          </table:table-cell>
          <table:table-cell office:value-type="float" office:value="8000598">
            <text:p>800059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SAMOA</text:p>
          </table:table-cell>
          <table:table-cell office:value-type="float" office:value="8000882">
            <text:p>800088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ONGA</text:p>
          </table:table-cell>
          <table:table-cell office:value-type="float" office:value="8000776">
            <text:p>8000776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UVALU</text:p>
          </table:table-cell>
          <table:table-cell office:value-type="float" office:value="8000798">
            <text:p>800079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VANUATU</text:p>
          </table:table-cell>
          <table:table-cell office:value-type="float" office:value="8000548">
            <text:p>8000548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>
            <text:p>IGNORADO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GNORADO</text:p>
          </table:table-cell>
          <table:table-cell office:value-type="float" office:value="8000998">
            <text:p>800099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NÃO SABE PAÍS ESTRANGEIRO</text:p>
          </table:table-cell>
          <table:table-cell office:value-type="float" office:value="8000999">
            <text:p>8000999</text:p>
          </table:table-cell>
          <table:table-cell table:number-columns-repeated="1021"/>
        </table:table-row>
        <table:table-row table:style-name="ro3" table:number-rows-repeated="6531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R$ </number:text>
      <number:number number:decimal-places="0" number:min-integer-digits="1" number:grouping="true"/>
    </number:number-style>
    <number:number-style style:name="N106">
      <number:text>-R$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R$ </number:text>
      <number:number number:decimal-places="0" number:min-integer-digits="1" number:grouping="true"/>
    </number:number-style>
    <number:number-style style:name="N107">
      <style:text-properties fo:color="#ff0000"/>
      <number:text>-R$ 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2" number:min-integer-digits="1" number:grouping="true"/>
    </number:number-style>
    <number:number-style style:name="N108">
      <number:text>-R$ 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number:min-integer-digits="1" number:grouping="true"/>
    </number:number-style>
    <number:number-style style:name="N109">
      <style:text-properties fo:color="#ff0000"/>
      <number:text>-R$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R$ </number:text>
      <number:number number:decimal-places="0" number:min-integer-digits="1" number:grouping="true"/>
      <number:text> </number:text>
    </number:number-style>
    <number:number-style style:name="N115P1" style:volatile="true">
      <number:text>-R$ </number:text>
      <number:number number:decimal-places="0" number:min-integer-digits="1" number:grouping="true"/>
      <number:text> </number:text>
    </number:number-style>
    <number:number-style style:name="N115P2" style:volatile="true">
      <number:text> R$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R$ </number:text>
      <number:number number:decimal-places="2" number:min-integer-digits="1" number:grouping="true"/>
      <number:text> </number:text>
    </number:number-style>
    <number:number-style style:name="N117P1" style:volatile="true">
      <number:text>-R$ </number:text>
      <number:number number:decimal-places="2" number:min-integer-digits="1" number:grouping="true"/>
      <number:text> </number:text>
    </number:number-style>
    <number:number-style style:name="N117P2" style:volatile="true">
      <number:text> R$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Ênfase1" style:display-name="20% - Ênfase1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2" style:display-name="20% - Ênfase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3" style:display-name="20% - Ênfase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4" style:display-name="20% - Ênfase4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5" style:display-name="20% - Ênfase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6" style:display-name="20% - Ênfase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1" style:display-name="40% - Ênfase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2" style:display-name="40% - Ênfase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3" style:display-name="40% - Ênfase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4" style:display-name="40% - Ênfase4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5" style:display-name="40% - Ênfase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6" style:display-name="40% - Ênfase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1" style:display-name="60% - Ênfase1" style:family="table-cell" style:parent-style-name="Default">
      <style:table-cell-properties fo:background-color="#a0e0e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2" style:display-name="60% - Ênfase2" style:family="table-cell" style:parent-style-name="Default">
      <style:table-cell-properties fo:background-color="#9966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3" style:display-name="60% - Ênfase3" style:family="table-cell" style:parent-style-name="Default">
      <style:table-cell-properties fo:background-color="#99993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4" style:display-name="60% - Ênfase4" style:family="table-cell" style:parent-style-name="Default">
      <style:table-cell-properties fo:background-color="#cc9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5" style:display-name="60% - Ênfase5" style:family="table-cell" style:parent-style-name="Default">
      <style:table-cell-properties fo:background-color="#a0e0e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6" style:display-name="60% - Ênfase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om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ffffff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" style:display-name="Célula de Verificação" style:family="table-cell" style:parent-style-name="Default">
      <style:table-cell-properties fo:background-color="#969696" fo:border="0.105cm double #424242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Vinculada" style:display-name="Célula Vinculada" style:family="table-cell" style:parent-style-name="Default">
      <style:table-cell-properties fo:border-bottom="0.105cm double #ff0000" style:border-line-width-bottom="0.035cm 0.035cm 0.035cm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ff99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to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" style:family="table-cell" style:parent-style-name="Default">
      <style:table-cell-properties fo:background-color="#ffffc0" fo:border="0.035cm solid #c0c0c0"/>
    </style:style>
    <style:style style:name="Saída" style:family="table-cell" style:parent-style-name="Default">
      <style:table-cell-properties fo:background-color="#ffffff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viso" style:display-name="Texto de Aviso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otal" style:family="table-cell" style:parent-style-name="Default">
      <style:table-cell-properties fo:border-bottom="0.105cm double #3333cc" style:border-line-width-bottom="0.035cm 0.035cm 0.035cm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cc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a0e0e0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a0e0e0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4" style:display-name="Título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5" style:display-name="Título 5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Ênfase1" style:family="table-cell" style:parent-style-name="Default">
      <style:table-cell-properties fo:background-color="#3333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2" style:family="table-cell" style:parent-style-name="Default">
      <style:table-cell-properties fo:background-color="#9966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3" style:family="table-cell" style:parent-style-name="Default">
      <style:table-cell-properties fo:background-color="#99993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table-centering="horizontal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8">28/06/2012</text:date>, <text:time>16:10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aís_20_estrangeiro" style:display-name="PageStyle_País estrangeiro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cell-count="408" meta:object-count="0"/>
    <meta:generator>BrOffice.org/3.2$Win32 OpenOffice.org_project/320m18$Build-9502</meta:generator>
  </office:meta>
</office:document-meta>
</file>